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22367369F15846113A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1" svg:font-family="FreeSerif" style:font-pitch="variable"/>
    <style:font-face style:name="Lato Semibold" svg:font-family="'Lato Semibold'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erif2" svg:font-family="FreeSerif" style:font-family-generic="swiss" style:font-pitch="variable"/>
    <style:font-face style:name="Latin Modern Sans" svg:font-family="'Latin Modern Sans'" style:font-family-generic="swiss" style:font-pitch="variable"/>
    <style:font-face style:name="Latin Modern Sans1" svg:font-family="'Latin Modern Sans'" style:font-adornments="10 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-26%" draw:contrast="11%" draw:gamma="30%" draw:red="100%" draw:green="16%" draw:blue="-1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5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1.1cm" fo:text-align="center"/>
    </style:style>
    <style:style style:name="P3" style:family="paragraph">
      <loext:graphic-properties draw:fill="none" draw:fill-color="#ffffff"/>
      <style:paragraph-properties fo:margin-top="0cm" fo:margin-bottom="1.1cm" fo:text-align="center"/>
      <style:text-properties style:font-name="FreeSerif" fo:font-size="48pt" style:font-size-asian="48pt" style:font-size-complex="48pt"/>
    </style:style>
    <style:style style:name="T1" style:family="text">
      <style:text-properties fo:color="#ff3333" style:font-name="Lato Semibold" fo:font-size="72pt" fo:text-shadow="1pt 1pt" fo:background-color="transparent" style:font-size-asian="72pt" style:font-size-complex="72pt"/>
    </style:style>
    <style:style style:name="T2" style:family="text">
      <style:text-properties fo:color="#ff0066" style:font-name="Latin Modern Sans1" fo:font-size="40pt" fo:text-shadow="1pt 1pt" fo:font-weight="bold" fo:background-color="transparen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1cm" svg:height="7.1cm" svg:x="0.45cm" svg:y="0cm">
          <draw:image xlink:href="Pictures/10000201000002580000022367369F15846113A4.png" xlink:type="simple" xlink:show="embed" xlink:actuate="onLoad">
            <text:p/>
          </draw:image>
        </draw:frame>
        <draw:frame draw:style-name="gr2" draw:text-style-name="P3" draw:layer="layout" svg:width="13cm" svg:height="6.8cm" svg:x="7cm" svg:y="0cm">
          <draw:text-box>
            <text:p text:style-name="P2"><text:span text:style-name="T1">SparkLinux</text:span></text:p>
            <text:p text:style-name="P2"><text:span text:style-name="T2">Powered by Debia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1" svg:font-family="FreeSerif" style:font-pitch="variable"/>
    <style:font-face style:name="Lato Semibold" svg:font-family="'Lato Semibold'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erif2" svg:font-family="FreeSerif" style:font-family-generic="swiss" style:font-pitch="variable"/>
    <style:font-face style:name="Latin Modern Sans" svg:font-family="'Latin Modern Sans'" style:font-family-generic="swiss" style:font-pitch="variable"/>
    <style:font-face style:name="Latin Modern Sans1" svg:font-family="'Latin Modern Sans'" style:font-adornments="10 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7cm" style:print-orientation="portrait"/>
    </style:page-layout>
    <style:style style:name="Mdp1" style:family="drawing-page">
      <style:drawing-page-properties draw:background-size="border" draw:fill="none" draw:fill-color="#ff3333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9T11:56:30.966244955</meta:creation-date>
    <dc:date>2016-07-09T18:58:21.114634364</dc:date>
    <meta:editing-duration>PT27M58S</meta:editing-duration>
    <meta:editing-cycles>8</meta:editing-cycles>
    <meta:generator>LibreOffice/5.1.4.2$Linux_X86_64 LibreOffice_project/10m0$Build-2</meta:generator>
    <meta:document-statistic meta:object-count="2"/>
  </office:meta>
</office:document-meta>
</file>